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1" style:family="paragraph" style:parent-style-name="Heading_20_1" style:list-style-name="WWNum3"/>
    <style:style style:name="P32" style:family="paragraph" style:parent-style-name="Heading_20_1">
      <style:paragraph-properties fo:margin-left="0.3in" fo:margin-right="0in" fo:text-indent="0in" style:auto-text-indent="false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Septiembre 2020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2">Importante</text:span></text:p>
      <text:p text:style-name="P13"/>
      <text:p text:style-name="P12"><text:span text:style-name="T17">❕</text:span><text:span text:style-name="T13"> </text:span><text:span text:style-name="T12">Atención</text:span></text:p>
      <text:p text:style-name="P13"/>
      <text:p text:style-name="P12"><text:span text:style-name="T14">💬</text:span><text:span text:style-name="T12"> Interesante</text:span></text:p>
      <text:p text:style-name="P32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9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9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9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20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7"><text:span text:style-name="T21">UD0</text:span><text:span text:style-name="T22">3</text:span><text:span text:style-name="T23">. </text:span><text:span text:style-name="T22">Anexo 1 - Extrayendo información de Itaca</text:span></text:p>
      <text:list xml:id="list2149019593" text:style-name="WWNum3">
        <text:list-item>
          <text:p text:style-name="P31"><text:bookmark text:name="_ge43nvu7ywtj"/>Introducción</text:p>
        </text:list-item>
      </text:list>
      <text:p text:style-name="Standard">En este punto vamos a tratar la parte de extracción de información de PDFs de Itaca.</text:p>
      <text:p text:style-name="Standard">Este punto tiene una parte técnica de programación, pensada especialmente para profesores con conocimientos de informática. </text:p>
      <text:p text:style-name="Standard">Si eres un profesor de otra rama y no tienes conocimientos de programación, no te preocupes, puedes seguir el curso sin problema e ignorar esta parte. </text:p>
      <text:p text:style-name="Standard">Si aún así, eres valiente y quieres mirar este documento, te recomendamos que te centres en la parte de ejecutar los programas ya generados y que no te estresen otros detalles que no comprendas :)</text:p>
      <text:list xml:id="list11230914732735" text:continue-numbering="true" text:style-name="WWNum3">
        <text:list-item>
          <text:p text:style-name="P31"><text:bookmark text:name="_yb12oxl6boxf"/>¿Que es Itaca?</text:p>
        </text:list-item>
      </text:list>
      <text:p text:style-name="P21">Itaca es un sistema de gestión de la docencia (profesorado, alumnado, calificaciones, asistencia, etc.) utilizado en el sistema educativo público de la Comunidad Valenciana.</text:p>
      <text:p text:style-name="P21">El sistema Itaca nos proporciona mucha información, pero no siempre en el mejor formato para poder realizar análisis de datos. </text:p>
      <text:p text:style-name="P21">En este anexo comentamos tanto algunas fuentes de información presentes en Itaca , así como algunas herramientas técnicas que nos pueden ayudar a extraer información de ella.</text:p>
      <text:p text:style-name="P21"/>
      <text:p text:style-name="P21">Por último, presentamos dos programas de cosecha propia para extraer información.</text:p>
      <text:list xml:id="list11230985771252" text:continue-numbering="true" text:style-name="WWNum3">
        <text:list-item>
          <text:p text:style-name="P31"><text:bookmark text:name="_nj4spq2o5l4h"/>Itaca: informe de incidencias e informe de tutoría</text:p>
        </text:list-item>
      </text:list>
      <text:p text:style-name="Standard">Itaca, (siempre según el rol de tutor) permite extraer en PDF dos informes que nos pueden ser interesantes:</text:p>
      <text:list xml:id="list911605444" text:style-name="WWNum2">
        <text:list-item>
          <text:p text:style-name="P22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3"><text:span text:style-name="T26">Informe de tutoría</text:span> : genera un PDF con un nombre del estilo <text:span text:style-name="T26">“INF_TUTORIA.pdf”</text:span>. Además de contener datos estadísticos interesantes, contiene un pequeño mapa de faltas de asistencia desglosadas por asignaturas.</text:p>
        </text:list-item>
      </text:list>
      <text:list xml:id="list11231381966236" text:continue-list="list11230985771252" text:style-name="WWNum3">
        <text:list-item>
          <text:p text:style-name="P31"><text:bookmark text:name="_imoeyqojop52"/>La biblioteca de Python “Tabula-py”</text:p>
        </text:list-item>
      </text:list>
      <text:p text:style-name="Standard">Python (Versio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Standard"/>
      <text:p text:style-name="Standard">Python posee un gran número de bibliotecas para trabajar con PDFs: PDFMiner, PyPDF2, Tabula-py, etc.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Standard"/>
      <text:p text:style-name="Standard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11230585745759" text:continue-numbering="true" text:style-name="WWNum3">
        <text:list-item>
          <text:p text:style-name="P31"><text:bookmark text:name="_tshebzc0i9g"/>Programas: “extractorINF_ALUMONS.py” y “extractorINF_TUTORIA.py”</text:p>
        </text:list-item>
      </text:list>
      <text:p text:style-name="P26">Para ejecutar estos programas, debes tener el lenguaje de programación Python instalado y lanzarlos de forma “python extractorINF_ALUMNOS.py” o “python extractorINF_TUTORIA.py”.</text:p>
      <text:p text:style-name="P26">Sobre cada uno de estos ficheros:</text:p>
      <text:list xml:id="list3025441034" text:style-name="WWNum1">
        <text:list-item>
          <text:p text:style-name="P24"><text:span text:style-name="T26">“extractorINF _ALUMNOS.py”</text:span></text:p>
          <text:list>
            <text:list-item>
              <text:p text:style-name="P27"><text:soft-page-break/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5"><text:span text:style-name="T26">“extractorINF_TUTORIA.py”</text:span></text:p>
          <text:list>
            <text:list-item>
              <text:p text:style-name="P28">Espera que en el directorio actual esté un fichero llamado “INF_TUTORIA.pdf”. Generará 3 ficheros: “INF_TUTORIA_bruto.csv” con los datos en bruto, “INF_TUTORIA_procesado.csv” con un ligero procesado y “INF_TUTORIA_anonimizado.csv” que es como el anterior, pero anonimizando alumnos.</text:p>
            </text:list-item>
          </text:list>
        </text:list-item>
      </text:list>
      <text:p text:style-name="P29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6" meta:word-count="651" meta:character-count="4493" meta:non-whitespace-character-count="3890"/>
    <meta:generator>LibreOfficeDev/6.0.5.2$Linux_X86_64 LibreOffice_project/</meta:generator>
  </office:meta>
</office:document-meta>
</file>